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59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1</text:p>
          </table:table-cell>
          <table:table-cell table:style-name="taxable_event_note_border_default" office:value-type="string">
            <text:p>01/03/2021</text:p>
          </table:table-cell>
          <table:table-cell table:style-name="taxable_event_note_border_fiat" office:value="649.0" office:value-type="float"/>
          <table:table-cell table:style-name="acquired_lot_note_border_fiat" office:value="177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472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59.00000000 of 59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59.00000000 of 246.7210203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87.721020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03/2021</text:p>
          </table:table-cell>
          <table:table-cell table:style-name="taxable_event_note_fiat" office:value="2064.9312233" office:value-type="float"/>
          <table:table-cell table:style-name="acquired_lot_note_fiat" office:value="2252.65224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7.72102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187.72102030 of 486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87.72102030 of 246.7210203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4493405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09/2021</text:p>
          </table:table-cell>
          <table:table-cell table:style-name="taxable_event_note_fiat" office:value="100.03087682" office:value-type="float"/>
          <table:table-cell table:style-name="acquired_lot_note_fiat" office:value="41.3920869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6387898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3.44934058 of 486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44934058 of 3.4493405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9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1892415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13/2021</text:p>
          </table:table-cell>
          <table:table-cell table:style-name="taxable_event_note_fiat" office:value="118.70317422" office:value-type="float"/>
          <table:table-cell table:style-name="acquired_lot_note_fiat" office:value="158.2708989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9.5677247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13.18924158 of 486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18924158 of 13.1892415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7.3255564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16/2021</text:p>
          </table:table-cell>
          <table:table-cell table:style-name="taxable_event_note_fiat" office:value="109.30222576" office:value-type="float"/>
          <table:table-cell table:style-name="acquired_lot_note_fiat" office:value="327.906677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18.6044515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1: 27.32555644 of 486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7.32555644 of 27.32555644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6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6677628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17/2021</text:p>
          </table:table-cell>
          <table:table-cell table:style-name="taxable_event_note_fiat" office:value="68.3388141" office:value-type="float"/>
          <table:table-cell table:style-name="acquired_lot_note_fiat" office:value="164.0131538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95.6743397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1: 13.66776282 of 486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66776282 of 13.66776282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7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8882044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574.19895232" office:value-type="float"/>
          <table:table-cell table:style-name="acquired_lot_note_fiat" office:value="202.6584537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71.5404985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16.88820448 of 486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88820448 of 16.8882044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8899954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2/2021</text:p>
          </table:table-cell>
          <table:table-cell table:style-name="taxable_event_note_fiat" office:value="591.1498397" office:value-type="float"/>
          <table:table-cell table:style-name="acquired_lot_note_fiat" office:value="202.679945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88.4698946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1: 16.88999542 of 486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88999542 of 16.88999542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2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42478947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607.71721039" office:value-type="float"/>
          <table:table-cell table:style-name="acquired_lot_note_fiat" office:value="197.0974736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0.619736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1: 16.42478947 of 486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42478947 of 16.42478947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3 00:0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15.3757129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5/2021</text:p>
          </table:table-cell>
          <table:table-cell table:style-name="taxable_event_note_fiat" office:value="661.15565857" office:value-type="float"/>
          <table:table-cell table:style-name="acquired_lot_note_fiat" office:value="184.5085558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76.6471026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9/11: 15.37571299 of 486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5.37571299 of 15.37571299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5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1351396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7/2021</text:p>
          </table:table-cell>
          <table:table-cell table:style-name="taxable_event_note_fiat" office:value="131.67586698" office:value-type="float"/>
          <table:table-cell table:style-name="acquired_lot_note_fiat" office:value="37.621676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94.054190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1: 3.13513969 of 486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3.13513969 of 3.13513969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7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7.182977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30/2021</text:p>
          </table:table-cell>
          <table:table-cell table:style-name="taxable_event_note_fiat" office:value="549.8552688" office:value-type="float"/>
          <table:table-cell table:style-name="acquired_lot_note_fiat" office:value="206.195725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43.65954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1/11: 17.18297715 of 486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7.18297715 of 17.18297715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30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01:02:39.397735</dc:date>
    <meta:editing-duration>P1DT10H59M15S</meta:editing-duration>
    <meta:editing-cycles>116</meta:editing-cycles>
    <meta:generator>http://pypi.python.org/pypi/ezodf/0.1.0$Python3.10.4 (main, Jun 29 2022, 12:14:53) [GCC 11.2.0]</meta:generator>
    <meta:document-statistic meta:table-count="13" meta:cell-count="369" meta:object-count="0"/>
  </office:meta>
</office:document-meta>
</file>